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46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33ff99"/>
      <style:text-properties style:font-name="Arial" style:font-name-asian="ＭＳ Ｐゴシック" style:font-name-complex="Arial1"/>
    </style:style>
  </office:automatic-styles>
  <office:body>
    <office:spreadsheet>
      <table:table table:name="continue_los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1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2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3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4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5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6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230">
            <text:p>-230</text:p>
          </table:table-cell>
          <table:table-cell office:value-type="float" office:value="59">
            <text:p>59</text:p>
          </table:table-cell>
          <table:table-cell office:value-type="float" office:value="0.9">
            <text:p>0.9</text:p>
          </table:table-cell>
          <table:table-cell office:value-type="float" office:value="-3.9">
            <text:p>-3.9</text:p>
          </table:table-cell>
          <table:table-cell office:value-type="float" office:value="894">
            <text:p>89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5_continue_loss=7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5_profit=75 </text:p>
          </table:table-cell>
          <table:table-cell office:value-type="string">
            <text:p>a5_loss=70 </text:p>
          </table:table-cell>
          <table:table-cell office:value-type="string">
            <text:p>a5_min_lots_mode=1</text:p>
          </table:table-cell>
        </table:table-row>
      </table:table>
      <table:table table:name="point" table:style-name="ta1" table:print="false"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9851.8">
            <text:p>-19851.8</text:p>
          </table:table-cell>
          <table:table-cell office:value-type="float" office:value="89">
            <text:p>89</text:p>
          </table:table-cell>
          <table:table-cell office:value-type="float" office:value="0.83">
            <text:p>0.83</text:p>
          </table:table-cell>
          <table:table-cell office:value-type="float" office:value="-223.05">
            <text:p>-223.05</text:p>
          </table:table-cell>
          <table:table-cell office:value-type="float" office:value="48432.6">
            <text:p>48432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2782.6">
            <text:p>-12782.6</text:p>
          </table:table-cell>
          <table:table-cell office:value-type="float" office:value="89">
            <text:p>89</text:p>
          </table:table-cell>
          <table:table-cell office:value-type="float" office:value="0.89">
            <text:p>0.89</text:p>
          </table:table-cell>
          <table:table-cell office:value-type="float" office:value="-143.62">
            <text:p>-143.62</text:p>
          </table:table-cell>
          <table:table-cell office:value-type="float" office:value="43964.4">
            <text:p>4396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607.6">
            <text:p>-2607.6</text:p>
          </table:table-cell>
          <table:table-cell office:value-type="float" office:value="89">
            <text:p>89</text:p>
          </table:table-cell>
          <table:table-cell office:value-type="float" office:value="0.98">
            <text:p>0.98</text:p>
          </table:table-cell>
          <table:table-cell office:value-type="float" office:value="-29.3">
            <text:p>-29.3</text:p>
          </table:table-cell>
          <table:table-cell office:value-type="float" office:value="42489.6">
            <text:p>42489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00.4">
            <text:p>8100.4</text:p>
          </table:table-cell>
          <table:table-cell office:value-type="float" office:value="89">
            <text:p>89</text:p>
          </table:table-cell>
          <table:table-cell office:value-type="float" office:value="1.07">
            <text:p>1.07</text:p>
          </table:table-cell>
          <table:table-cell office:value-type="float" office:value="91.02">
            <text:p>91.02</text:p>
          </table:table-cell>
          <table:table-cell office:value-type="float" office:value="41789.6">
            <text:p>41789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356.8">
            <text:p>9356.8</text:p>
          </table:table-cell>
          <table:table-cell office:value-type="float" office:value="89">
            <text:p>89</text:p>
          </table:table-cell>
          <table:table-cell office:value-type="float" office:value="1.09">
            <text:p>1.09</text:p>
          </table:table-cell>
          <table:table-cell office:value-type="float" office:value="105.13">
            <text:p>105.13</text:p>
          </table:table-cell>
          <table:table-cell office:value-type="float" office:value="43640">
            <text:p>4364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628.8">
            <text:p>8628.8</text:p>
          </table:table-cell>
          <table:table-cell office:value-type="float" office:value="89">
            <text:p>89</text:p>
          </table:table-cell>
          <table:table-cell office:value-type="float" office:value="1.08">
            <text:p>1.08</text:p>
          </table:table-cell>
          <table:table-cell office:value-type="float" office:value="96.95">
            <text:p>96.95</text:p>
          </table:table-cell>
          <table:table-cell office:value-type="float" office:value="42027.2">
            <text:p>42027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273.8">
            <text:p>17273.8</text:p>
          </table:table-cell>
          <table:table-cell office:value-type="float" office:value="89">
            <text:p>89</text:p>
          </table:table-cell>
          <table:table-cell office:value-type="float" office:value="1.16">
            <text:p>1.16</text:p>
          </table:table-cell>
          <table:table-cell office:value-type="float" office:value="194.09">
            <text:p>194.09</text:p>
          </table:table-cell>
          <table:table-cell office:value-type="float" office:value="41929.2">
            <text:p>41929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5692.4">
            <text:p>25692.4</text:p>
          </table:table-cell>
          <table:table-cell office:value-type="float" office:value="89">
            <text:p>89</text:p>
          </table:table-cell>
          <table:table-cell office:value-type="float" office:value="1.24">
            <text:p>1.24</text:p>
          </table:table-cell>
          <table:table-cell office:value-type="float" office:value="288.68">
            <text:p>288.68</text:p>
          </table:table-cell>
          <table:table-cell office:value-type="float" office:value="41836.6">
            <text:p>41836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151.4">
            <text:p>34151.4</text:p>
          </table:table-cell>
          <table:table-cell office:value-type="float" office:value="89">
            <text:p>89</text:p>
          </table:table-cell>
          <table:table-cell office:value-type="float" office:value="1.31">
            <text:p>1.31</text:p>
          </table:table-cell>
          <table:table-cell office:value-type="float" office:value="383.72">
            <text:p>383.72</text:p>
          </table:table-cell>
          <table:table-cell office:value-type="float" office:value="41737.6">
            <text:p>41737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416.6">
            <text:p>14416.6</text:p>
          </table:table-cell>
          <table:table-cell office:value-type="float" office:value="89">
            <text:p>89</text:p>
          </table:table-cell>
          <table:table-cell office:value-type="float" office:value="1.13">
            <text:p>1.13</text:p>
          </table:table-cell>
          <table:table-cell office:value-type="float" office:value="161.98">
            <text:p>161.98</text:p>
          </table:table-cell>
          <table:table-cell office:value-type="float" office:value="41677.6">
            <text:p>41677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88.6">
            <text:p>20388.6</text:p>
          </table:table-cell>
          <table:table-cell office:value-type="float" office:value="89">
            <text:p>89</text:p>
          </table:table-cell>
          <table:table-cell office:value-type="float" office:value="1.18">
            <text:p>1.18</text:p>
          </table:table-cell>
          <table:table-cell office:value-type="float" office:value="229.09">
            <text:p>229.09</text:p>
          </table:table-cell>
          <table:table-cell office:value-type="float" office:value="41595.6">
            <text:p>41595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055.6">
            <text:p>27055.6</text:p>
          </table:table-cell>
          <table:table-cell office:value-type="float" office:value="89">
            <text:p>89</text:p>
          </table:table-cell>
          <table:table-cell office:value-type="float" office:value="1.24">
            <text:p>1.24</text:p>
          </table:table-cell>
          <table:table-cell office:value-type="float" office:value="304">
            <text:p>304</text:p>
          </table:table-cell>
          <table:table-cell office:value-type="float" office:value="41518.6">
            <text:p>41518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731.6">
            <text:p>14731.6</text:p>
          </table:table-cell>
          <table:table-cell office:value-type="float" office:value="89">
            <text:p>89</text:p>
          </table:table-cell>
          <table:table-cell office:value-type="float" office:value="1.14">
            <text:p>1.14</text:p>
          </table:table-cell>
          <table:table-cell office:value-type="float" office:value="165.52">
            <text:p>165.52</text:p>
          </table:table-cell>
          <table:table-cell office:value-type="float" office:value="48129.4">
            <text:p>4812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131.6">
            <text:p>11131.6</text:p>
          </table:table-cell>
          <table:table-cell office:value-type="float" office:value="89">
            <text:p>89</text:p>
          </table:table-cell>
          <table:table-cell office:value-type="float" office:value="1.13">
            <text:p>1.13</text:p>
          </table:table-cell>
          <table:table-cell office:value-type="float" office:value="125.07">
            <text:p>125.07</text:p>
          </table:table-cell>
          <table:table-cell office:value-type="float" office:value="17122">
            <text:p>1712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959.8">
            <text:p>19959.8</text:p>
          </table:table-cell>
          <table:table-cell office:value-type="float" office:value="89">
            <text:p>89</text:p>
          </table:table-cell>
          <table:table-cell office:value-type="float" office:value="1.23">
            <text:p>1.23</text:p>
          </table:table-cell>
          <table:table-cell office:value-type="float" office:value="224.27">
            <text:p>224.27</text:p>
          </table:table-cell>
          <table:table-cell office:value-type="float" office:value="16676.8">
            <text:p>1667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829.8">
            <text:p>23829.8</text:p>
          </table:table-cell>
          <table:table-cell office:value-type="float" office:value="88">
            <text:p>88</text:p>
          </table:table-cell>
          <table:table-cell office:value-type="float" office:value="1.27">
            <text:p>1.27</text:p>
          </table:table-cell>
          <table:table-cell office:value-type="float" office:value="270.79">
            <text:p>270.79</text:p>
          </table:table-cell>
          <table:table-cell office:value-type="float" office:value="19456.8">
            <text:p>1945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083.8">
            <text:p>34083.8</text:p>
          </table:table-cell>
          <table:table-cell office:value-type="float" office:value="88">
            <text:p>88</text:p>
          </table:table-cell>
          <table:table-cell office:value-type="float" office:value="1.39">
            <text:p>1.39</text:p>
          </table:table-cell>
          <table:table-cell office:value-type="float" office:value="387.32">
            <text:p>387.32</text:p>
          </table:table-cell>
          <table:table-cell office:value-type="float" office:value="19017.8">
            <text:p>19017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9098">
            <text:p>39098</text:p>
          </table:table-cell>
          <table:table-cell office:value-type="float" office:value="88">
            <text:p>88</text:p>
          </table:table-cell>
          <table:table-cell office:value-type="float" office:value="1.47">
            <text:p>1.47</text:p>
          </table:table-cell>
          <table:table-cell office:value-type="float" office:value="444.3">
            <text:p>444.3</text:p>
          </table:table-cell>
          <table:table-cell office:value-type="float" office:value="18576.8">
            <text:p>1857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2286">
            <text:p>42286</text:p>
          </table:table-cell>
          <table:table-cell office:value-type="float" office:value="88">
            <text:p>88</text:p>
          </table:table-cell>
          <table:table-cell office:value-type="float" office:value="1.5">
            <text:p>1.5</text:p>
          </table:table-cell>
          <table:table-cell office:value-type="float" office:value="480.52">
            <text:p>480.52</text:p>
          </table:table-cell>
          <table:table-cell office:value-type="float" office:value="18136.8">
            <text:p>1813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1728">
            <text:p>51728</text:p>
          </table:table-cell>
          <table:table-cell office:value-type="float" office:value="88">
            <text:p>88</text:p>
          </table:table-cell>
          <table:table-cell office:value-type="float" office:value="1.62">
            <text:p>1.62</text:p>
          </table:table-cell>
          <table:table-cell office:value-type="float" office:value="587.82">
            <text:p>587.82</text:p>
          </table:table-cell>
          <table:table-cell office:value-type="float" office:value="17611.8">
            <text:p>17611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1097.8">
            <text:p>61097.8</text:p>
          </table:table-cell>
          <table:table-cell office:value-type="float" office:value="88">
            <text:p>88</text:p>
          </table:table-cell>
          <table:table-cell office:value-type="float" office:value="1.73">
            <text:p>1.73</text:p>
          </table:table-cell>
          <table:table-cell office:value-type="float" office:value="694.29">
            <text:p>694.29</text:p>
          </table:table-cell>
          <table:table-cell office:value-type="float" office:value="17173.8">
            <text:p>17173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178.8">
            <text:p>56178.8</text:p>
          </table:table-cell>
          <table:table-cell office:value-type="float" office:value="88">
            <text:p>88</text:p>
          </table:table-cell>
          <table:table-cell office:value-type="float" office:value="1.66">
            <text:p>1.66</text:p>
          </table:table-cell>
          <table:table-cell office:value-type="float" office:value="638.4">
            <text:p>638.4</text:p>
          </table:table-cell>
          <table:table-cell office:value-type="float" office:value="16733.8">
            <text:p>16733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008">
            <text:p>45008</text:p>
          </table:table-cell>
          <table:table-cell office:value-type="float" office:value="88">
            <text:p>88</text:p>
          </table:table-cell>
          <table:table-cell office:value-type="float" office:value="1.52">
            <text:p>1.52</text:p>
          </table:table-cell>
          <table:table-cell office:value-type="float" office:value="511.45">
            <text:p>511.45</text:p>
          </table:table-cell>
          <table:table-cell office:value-type="float" office:value="16554.4">
            <text:p>1655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820">
            <text:p>51820</text:p>
          </table:table-cell>
          <table:table-cell office:value-type="float" office:value="88">
            <text:p>88</text:p>
          </table:table-cell>
          <table:table-cell office:value-type="float" office:value="1.6">
            <text:p>1.6</text:p>
          </table:table-cell>
          <table:table-cell office:value-type="float" office:value="588.86">
            <text:p>588.86</text:p>
          </table:table-cell>
          <table:table-cell office:value-type="float" office:value="16514.4">
            <text:p>1651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039">
            <text:p>59039</text:p>
          </table:table-cell>
          <table:table-cell office:value-type="float" office:value="88">
            <text:p>88</text:p>
          </table:table-cell>
          <table:table-cell office:value-type="float" office:value="1.68">
            <text:p>1.68</text:p>
          </table:table-cell>
          <table:table-cell office:value-type="float" office:value="670.9">
            <text:p>670.9</text:p>
          </table:table-cell>
          <table:table-cell office:value-type="float" office:value="16475.4">
            <text:p>16475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332">
            <text:p>42332</text:p>
          </table:table-cell>
          <table:table-cell office:value-type="float" office:value="88">
            <text:p>88</text:p>
          </table:table-cell>
          <table:table-cell office:value-type="float" office:value="1.49">
            <text:p>1.49</text:p>
          </table:table-cell>
          <table:table-cell office:value-type="float" office:value="481.05">
            <text:p>481.05</text:p>
          </table:table-cell>
          <table:table-cell office:value-type="float" office:value="24304.8">
            <text:p>2430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1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53.6">
            <text:p>9053.6</text:p>
          </table:table-cell>
          <table:table-cell office:value-type="float" office:value="89">
            <text:p>89</text:p>
          </table:table-cell>
          <table:table-cell office:value-type="float" office:value="1.09">
            <text:p>1.09</text:p>
          </table:table-cell>
          <table:table-cell office:value-type="float" office:value="101.73">
            <text:p>101.73</text:p>
          </table:table-cell>
          <table:table-cell office:value-type="float" office:value="20085.2">
            <text:p>20085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539.6">
            <text:p>19539.6</text:p>
          </table:table-cell>
          <table:table-cell office:value-type="float" office:value="89">
            <text:p>89</text:p>
          </table:table-cell>
          <table:table-cell office:value-type="float" office:value="1.19">
            <text:p>1.19</text:p>
          </table:table-cell>
          <table:table-cell office:value-type="float" office:value="219.55">
            <text:p>219.55</text:p>
          </table:table-cell>
          <table:table-cell office:value-type="float" office:value="18343.2">
            <text:p>18343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889.6">
            <text:p>18889.6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214.65">
            <text:p>214.65</text:p>
          </table:table-cell>
          <table:table-cell office:value-type="float" office:value="17176">
            <text:p>1717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525.6">
            <text:p>23525.6</text:p>
          </table:table-cell>
          <table:table-cell office:value-type="float" office:value="88">
            <text:p>88</text:p>
          </table:table-cell>
          <table:table-cell office:value-type="float" office:value="1.22">
            <text:p>1.22</text:p>
          </table:table-cell>
          <table:table-cell office:value-type="float" office:value="267.34">
            <text:p>267.34</text:p>
          </table:table-cell>
          <table:table-cell office:value-type="float" office:value="16958.2">
            <text:p>1695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096.8">
            <text:p>30096.8</text:p>
          </table:table-cell>
          <table:table-cell office:value-type="float" office:value="88">
            <text:p>88</text:p>
          </table:table-cell>
          <table:table-cell office:value-type="float" office:value="1.29">
            <text:p>1.29</text:p>
          </table:table-cell>
          <table:table-cell office:value-type="float" office:value="342.01">
            <text:p>342.01</text:p>
          </table:table-cell>
          <table:table-cell office:value-type="float" office:value="16918.2">
            <text:p>1691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9338.2">
            <text:p>39338.2</text:p>
          </table:table-cell>
          <table:table-cell office:value-type="float" office:value="88">
            <text:p>88</text:p>
          </table:table-cell>
          <table:table-cell office:value-type="float" office:value="1.38">
            <text:p>1.38</text:p>
          </table:table-cell>
          <table:table-cell office:value-type="float" office:value="447.03">
            <text:p>447.03</text:p>
          </table:table-cell>
          <table:table-cell office:value-type="float" office:value="16876.2">
            <text:p>16876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9999.2">
            <text:p>49999.2</text:p>
          </table:table-cell>
          <table:table-cell office:value-type="float" office:value="88">
            <text:p>88</text:p>
          </table:table-cell>
          <table:table-cell office:value-type="float" office:value="1.49">
            <text:p>1.49</text:p>
          </table:table-cell>
          <table:table-cell office:value-type="float" office:value="568.17">
            <text:p>568.17</text:p>
          </table:table-cell>
          <table:table-cell office:value-type="float" office:value="16838.2">
            <text:p>1683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0519">
            <text:p>60519</text:p>
          </table:table-cell>
          <table:table-cell office:value-type="float" office:value="88">
            <text:p>88</text:p>
          </table:table-cell>
          <table:table-cell office:value-type="float" office:value="1.59">
            <text:p>1.59</text:p>
          </table:table-cell>
          <table:table-cell office:value-type="float" office:value="687.72">
            <text:p>687.72</text:p>
          </table:table-cell>
          <table:table-cell office:value-type="float" office:value="16820.4">
            <text:p>16820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6772">
            <text:p>56772</text:p>
          </table:table-cell>
          <table:table-cell office:value-type="float" office:value="88">
            <text:p>88</text:p>
          </table:table-cell>
          <table:table-cell office:value-type="float" office:value="1.55">
            <text:p>1.55</text:p>
          </table:table-cell>
          <table:table-cell office:value-type="float" office:value="645.14">
            <text:p>645.14</text:p>
          </table:table-cell>
          <table:table-cell office:value-type="float" office:value="19475.4">
            <text:p>19475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439.2">
            <text:p>46439.2</text:p>
          </table:table-cell>
          <table:table-cell office:value-type="float" office:value="88">
            <text:p>88</text:p>
          </table:table-cell>
          <table:table-cell office:value-type="float" office:value="1.44">
            <text:p>1.44</text:p>
          </table:table-cell>
          <table:table-cell office:value-type="float" office:value="527.72">
            <text:p>527.72</text:p>
          </table:table-cell>
          <table:table-cell office:value-type="float" office:value="19434.4">
            <text:p>1943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9206.8">
            <text:p>49206.8</text:p>
          </table:table-cell>
          <table:table-cell office:value-type="float" office:value="88">
            <text:p>88</text:p>
          </table:table-cell>
          <table:table-cell office:value-type="float" office:value="1.47">
            <text:p>1.47</text:p>
          </table:table-cell>
          <table:table-cell office:value-type="float" office:value="559.17">
            <text:p>559.17</text:p>
          </table:table-cell>
          <table:table-cell office:value-type="float" office:value="19394.4">
            <text:p>1939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7225.8">
            <text:p>57225.8</text:p>
          </table:table-cell>
          <table:table-cell office:value-type="float" office:value="88">
            <text:p>88</text:p>
          </table:table-cell>
          <table:table-cell office:value-type="float" office:value="1.55">
            <text:p>1.55</text:p>
          </table:table-cell>
          <table:table-cell office:value-type="float" office:value="650.29">
            <text:p>650.29</text:p>
          </table:table-cell>
          <table:table-cell office:value-type="float" office:value="19355.4">
            <text:p>19355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0812.6">
            <text:p>40812.6</text:p>
          </table:table-cell>
          <table:table-cell office:value-type="float" office:value="88">
            <text:p>88</text:p>
          </table:table-cell>
          <table:table-cell office:value-type="float" office:value="1.39">
            <text:p>1.39</text:p>
          </table:table-cell>
          <table:table-cell office:value-type="float" office:value="463.78">
            <text:p>463.78</text:p>
          </table:table-cell>
          <table:table-cell office:value-type="float" office:value="27674.6">
            <text:p>27674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46.8">
            <text:p>1546.8</text:p>
          </table:table-cell>
          <table:table-cell office:value-type="float" office:value="89">
            <text:p>89</text:p>
          </table:table-cell>
          <table:table-cell office:value-type="float" office:value="1.03">
            <text:p>1.03</text:p>
          </table:table-cell>
          <table:table-cell office:value-type="float" office:value="17.38">
            <text:p>17.38</text:p>
          </table:table-cell>
          <table:table-cell office:value-type="float" office:value="12778.2">
            <text:p>1277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890.8">
            <text:p>5890.8</text:p>
          </table:table-cell>
          <table:table-cell office:value-type="float" office:value="89">
            <text:p>89</text:p>
          </table:table-cell>
          <table:table-cell office:value-type="float" office:value="1.1">
            <text:p>1.1</text:p>
          </table:table-cell>
          <table:table-cell office:value-type="float" office:value="66.19">
            <text:p>66.19</text:p>
          </table:table-cell>
          <table:table-cell office:value-type="float" office:value="11751.2">
            <text:p>11751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84.8">
            <text:p>5884.8</text:p>
          </table:table-cell>
          <table:table-cell office:value-type="float" office:value="88">
            <text:p>88</text:p>
          </table:table-cell>
          <table:table-cell office:value-type="float" office:value="1.1">
            <text:p>1.1</text:p>
          </table:table-cell>
          <table:table-cell office:value-type="float" office:value="66.87">
            <text:p>66.87</text:p>
          </table:table-cell>
          <table:table-cell office:value-type="float" office:value="13327.2">
            <text:p>13327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452.8">
            <text:p>8452.8</text:p>
          </table:table-cell>
          <table:table-cell office:value-type="float" office:value="88">
            <text:p>88</text:p>
          </table:table-cell>
          <table:table-cell office:value-type="float" office:value="1.14">
            <text:p>1.14</text:p>
          </table:table-cell>
          <table:table-cell office:value-type="float" office:value="96.05">
            <text:p>96.05</text:p>
          </table:table-cell>
          <table:table-cell office:value-type="float" office:value="11496.2">
            <text:p>11496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803.6">
            <text:p>14803.6</text:p>
          </table:table-cell>
          <table:table-cell office:value-type="float" office:value="88">
            <text:p>88</text:p>
          </table:table-cell>
          <table:table-cell office:value-type="float" office:value="1.25">
            <text:p>1.25</text:p>
          </table:table-cell>
          <table:table-cell office:value-type="float" office:value="168.22">
            <text:p>168.22</text:p>
          </table:table-cell>
          <table:table-cell office:value-type="float" office:value="9680.2">
            <text:p>968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0053">
            <text:p>20053</text:p>
          </table:table-cell>
          <table:table-cell office:value-type="float" office:value="88">
            <text:p>88</text:p>
          </table:table-cell>
          <table:table-cell office:value-type="float" office:value="1.34">
            <text:p>1.34</text:p>
          </table:table-cell>
          <table:table-cell office:value-type="float" office:value="227.88">
            <text:p>227.88</text:p>
          </table:table-cell>
          <table:table-cell office:value-type="float" office:value="9638.2">
            <text:p>963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6022">
            <text:p>26022</text:p>
          </table:table-cell>
          <table:table-cell office:value-type="float" office:value="88">
            <text:p>88</text:p>
          </table:table-cell>
          <table:table-cell office:value-type="float" office:value="1.44">
            <text:p>1.44</text:p>
          </table:table-cell>
          <table:table-cell office:value-type="float" office:value="295.7">
            <text:p>295.7</text:p>
          </table:table-cell>
          <table:table-cell office:value-type="float" office:value="9600.2">
            <text:p>960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1914.8">
            <text:p>31914.8</text:p>
          </table:table-cell>
          <table:table-cell office:value-type="float" office:value="88">
            <text:p>88</text:p>
          </table:table-cell>
          <table:table-cell office:value-type="float" office:value="1.54">
            <text:p>1.54</text:p>
          </table:table-cell>
          <table:table-cell office:value-type="float" office:value="362.67">
            <text:p>362.67</text:p>
          </table:table-cell>
          <table:table-cell office:value-type="float" office:value="9582.4">
            <text:p>9582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0617.8">
            <text:p>30617.8</text:p>
          </table:table-cell>
          <table:table-cell office:value-type="float" office:value="88">
            <text:p>88</text:p>
          </table:table-cell>
          <table:table-cell office:value-type="float" office:value="1.51">
            <text:p>1.51</text:p>
          </table:table-cell>
          <table:table-cell office:value-type="float" office:value="347.93">
            <text:p>347.93</text:p>
          </table:table-cell>
          <table:table-cell office:value-type="float" office:value="11159.4">
            <text:p>1115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250.8">
            <text:p>20250.8</text:p>
          </table:table-cell>
          <table:table-cell office:value-type="float" office:value="88">
            <text:p>88</text:p>
          </table:table-cell>
          <table:table-cell office:value-type="float" office:value="1.32">
            <text:p>1.32</text:p>
          </table:table-cell>
          <table:table-cell office:value-type="float" office:value="230.12">
            <text:p>230.12</text:p>
          </table:table-cell>
          <table:table-cell office:value-type="float" office:value="11118.4">
            <text:p>11118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932.4">
            <text:p>21932.4</text:p>
          </table:table-cell>
          <table:table-cell office:value-type="float" office:value="88">
            <text:p>88</text:p>
          </table:table-cell>
          <table:table-cell office:value-type="float" office:value="1.35">
            <text:p>1.35</text:p>
          </table:table-cell>
          <table:table-cell office:value-type="float" office:value="249.23">
            <text:p>249.23</text:p>
          </table:table-cell>
          <table:table-cell office:value-type="float" office:value="11078.4">
            <text:p>11078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211.4">
            <text:p>26211.4</text:p>
          </table:table-cell>
          <table:table-cell office:value-type="float" office:value="88">
            <text:p>88</text:p>
          </table:table-cell>
          <table:table-cell office:value-type="float" office:value="1.42">
            <text:p>1.42</text:p>
          </table:table-cell>
          <table:table-cell office:value-type="float" office:value="297.86">
            <text:p>297.86</text:p>
          </table:table-cell>
          <table:table-cell office:value-type="float" office:value="11039.4">
            <text:p>1103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057.2">
            <text:p>18057.2</text:p>
          </table:table-cell>
          <table:table-cell office:value-type="float" office:value="88">
            <text:p>88</text:p>
          </table:table-cell>
          <table:table-cell office:value-type="float" office:value="1.29">
            <text:p>1.29</text:p>
          </table:table-cell>
          <table:table-cell office:value-type="float" office:value="205.2">
            <text:p>205.2</text:p>
          </table:table-cell>
          <table:table-cell office:value-type="float" office:value="15299">
            <text:p>15299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1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487.8">
            <text:p>11487.8</text:p>
          </table:table-cell>
          <table:table-cell office:value-type="float" office:value="89">
            <text:p>89</text:p>
          </table:table-cell>
          <table:table-cell office:value-type="float" office:value="1.2">
            <text:p>1.2</text:p>
          </table:table-cell>
          <table:table-cell office:value-type="float" office:value="129.08">
            <text:p>129.08</text:p>
          </table:table-cell>
          <table:table-cell office:value-type="float" office:value="11254.2">
            <text:p>11254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7022.8">
            <text:p>17022.8</text:p>
          </table:table-cell>
          <table:table-cell office:value-type="float" office:value="89">
            <text:p>89</text:p>
          </table:table-cell>
          <table:table-cell office:value-type="float" office:value="1.28">
            <text:p>1.28</text:p>
          </table:table-cell>
          <table:table-cell office:value-type="float" office:value="191.27">
            <text:p>191.27</text:p>
          </table:table-cell>
          <table:table-cell office:value-type="float" office:value="11048.2">
            <text:p>1104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102.8">
            <text:p>20102.8</text:p>
          </table:table-cell>
          <table:table-cell office:value-type="float" office:value="88">
            <text:p>88</text:p>
          </table:table-cell>
          <table:table-cell office:value-type="float" office:value="1.33">
            <text:p>1.33</text:p>
          </table:table-cell>
          <table:table-cell office:value-type="float" office:value="228.44">
            <text:p>228.44</text:p>
          </table:table-cell>
          <table:table-cell office:value-type="float" office:value="11010.2">
            <text:p>1101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787.8">
            <text:p>23787.8</text:p>
          </table:table-cell>
          <table:table-cell office:value-type="float" office:value="88">
            <text:p>88</text:p>
          </table:table-cell>
          <table:table-cell office:value-type="float" office:value="1.38">
            <text:p>1.38</text:p>
          </table:table-cell>
          <table:table-cell office:value-type="float" office:value="270.32">
            <text:p>270.32</text:p>
          </table:table-cell>
          <table:table-cell office:value-type="float" office:value="10970.2">
            <text:p>1097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872.6">
            <text:p>25872.6</text:p>
          </table:table-cell>
          <table:table-cell office:value-type="float" office:value="88">
            <text:p>88</text:p>
          </table:table-cell>
          <table:table-cell office:value-type="float" office:value="1.42">
            <text:p>1.42</text:p>
          </table:table-cell>
          <table:table-cell office:value-type="float" office:value="294.01">
            <text:p>294.01</text:p>
          </table:table-cell>
          <table:table-cell office:value-type="float" office:value="10930.2">
            <text:p>1093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2292">
            <text:p>32292</text:p>
          </table:table-cell>
          <table:table-cell office:value-type="float" office:value="88">
            <text:p>88</text:p>
          </table:table-cell>
          <table:table-cell office:value-type="float" office:value="1.52">
            <text:p>1.52</text:p>
          </table:table-cell>
          <table:table-cell office:value-type="float" office:value="366.95">
            <text:p>366.95</text:p>
          </table:table-cell>
          <table:table-cell office:value-type="float" office:value="10888.2">
            <text:p>1088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2501">
            <text:p>32501</text:p>
          </table:table-cell>
          <table:table-cell office:value-type="float" office:value="88">
            <text:p>88</text:p>
          </table:table-cell>
          <table:table-cell office:value-type="float" office:value="1.51">
            <text:p>1.51</text:p>
          </table:table-cell>
          <table:table-cell office:value-type="float" office:value="369.33">
            <text:p>369.33</text:p>
          </table:table-cell>
          <table:table-cell office:value-type="float" office:value="10850.2">
            <text:p>1085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9163.8">
            <text:p>39163.8</text:p>
          </table:table-cell>
          <table:table-cell office:value-type="float" office:value="88">
            <text:p>88</text:p>
          </table:table-cell>
          <table:table-cell office:value-type="float" office:value="1.62">
            <text:p>1.62</text:p>
          </table:table-cell>
          <table:table-cell office:value-type="float" office:value="445.04">
            <text:p>445.04</text:p>
          </table:table-cell>
          <table:table-cell office:value-type="float" office:value="10832.4">
            <text:p>10832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636.8">
            <text:p>38636.8</text:p>
          </table:table-cell>
          <table:table-cell office:value-type="float" office:value="88">
            <text:p>88</text:p>
          </table:table-cell>
          <table:table-cell office:value-type="float" office:value="1.6">
            <text:p>1.6</text:p>
          </table:table-cell>
          <table:table-cell office:value-type="float" office:value="439.05">
            <text:p>439.05</text:p>
          </table:table-cell>
          <table:table-cell office:value-type="float" office:value="12629.4">
            <text:p>1262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639.8">
            <text:p>28639.8</text:p>
          </table:table-cell>
          <table:table-cell office:value-type="float" office:value="88">
            <text:p>88</text:p>
          </table:table-cell>
          <table:table-cell office:value-type="float" office:value="1.42">
            <text:p>1.42</text:p>
          </table:table-cell>
          <table:table-cell office:value-type="float" office:value="325.45">
            <text:p>325.45</text:p>
          </table:table-cell>
          <table:table-cell office:value-type="float" office:value="12588.4">
            <text:p>12588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830.4">
            <text:p>22830.4</text:p>
          </table:table-cell>
          <table:table-cell office:value-type="float" office:value="88">
            <text:p>88</text:p>
          </table:table-cell>
          <table:table-cell office:value-type="float" office:value="1.33">
            <text:p>1.33</text:p>
          </table:table-cell>
          <table:table-cell office:value-type="float" office:value="259.44">
            <text:p>259.44</text:p>
          </table:table-cell>
          <table:table-cell office:value-type="float" office:value="12548.4">
            <text:p>12548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509.4">
            <text:p>27509.4</text:p>
          </table:table-cell>
          <table:table-cell office:value-type="float" office:value="88">
            <text:p>88</text:p>
          </table:table-cell>
          <table:table-cell office:value-type="float" office:value="1.4">
            <text:p>1.4</text:p>
          </table:table-cell>
          <table:table-cell office:value-type="float" office:value="312.61">
            <text:p>312.61</text:p>
          </table:table-cell>
          <table:table-cell office:value-type="float" office:value="12509.4">
            <text:p>1250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694.2">
            <text:p>19694.2</text:p>
          </table:table-cell>
          <table:table-cell office:value-type="float" office:value="88">
            <text:p>88</text:p>
          </table:table-cell>
          <table:table-cell office:value-type="float" office:value="1.28">
            <text:p>1.28</text:p>
          </table:table-cell>
          <table:table-cell office:value-type="float" office:value="223.8">
            <text:p>223.8</text:p>
          </table:table-cell>
          <table:table-cell office:value-type="float" office:value="19397">
            <text:p>1939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16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090.8">
            <text:p>18090.8</text:p>
          </table:table-cell>
          <table:table-cell office:value-type="float" office:value="89">
            <text:p>89</text:p>
          </table:table-cell>
          <table:table-cell office:value-type="float" office:value="1.31">
            <text:p>1.31</text:p>
          </table:table-cell>
          <table:table-cell office:value-type="float" office:value="203.27">
            <text:p>203.27</text:p>
          </table:table-cell>
          <table:table-cell office:value-type="float" office:value="12481.2">
            <text:p>12481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235.8">
            <text:p>24235.8</text:p>
          </table:table-cell>
          <table:table-cell office:value-type="float" office:value="89">
            <text:p>89</text:p>
          </table:table-cell>
          <table:table-cell office:value-type="float" office:value="1.4">
            <text:p>1.4</text:p>
          </table:table-cell>
          <table:table-cell office:value-type="float" office:value="272.31">
            <text:p>272.31</text:p>
          </table:table-cell>
          <table:table-cell office:value-type="float" office:value="12229.2">
            <text:p>12229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905.8">
            <text:p>27905.8</text:p>
          </table:table-cell>
          <table:table-cell office:value-type="float" office:value="88">
            <text:p>88</text:p>
          </table:table-cell>
          <table:table-cell office:value-type="float" office:value="1.45">
            <text:p>1.45</text:p>
          </table:table-cell>
          <table:table-cell office:value-type="float" office:value="317.11">
            <text:p>317.11</text:p>
          </table:table-cell>
          <table:table-cell office:value-type="float" office:value="12145.2">
            <text:p>12145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4160.8">
            <text:p>24160.8</text:p>
          </table:table-cell>
          <table:table-cell office:value-type="float" office:value="88">
            <text:p>88</text:p>
          </table:table-cell>
          <table:table-cell office:value-type="float" office:value="1.36">
            <text:p>1.36</text:p>
          </table:table-cell>
          <table:table-cell office:value-type="float" office:value="274.55">
            <text:p>274.55</text:p>
          </table:table-cell>
          <table:table-cell office:value-type="float" office:value="12105.2">
            <text:p>12105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354.6">
            <text:p>25354.6</text:p>
          </table:table-cell>
          <table:table-cell office:value-type="float" office:value="88">
            <text:p>88</text:p>
          </table:table-cell>
          <table:table-cell office:value-type="float" office:value="1.38">
            <text:p>1.38</text:p>
          </table:table-cell>
          <table:table-cell office:value-type="float" office:value="288.12">
            <text:p>288.12</text:p>
          </table:table-cell>
          <table:table-cell office:value-type="float" office:value="12147.4">
            <text:p>12147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2184">
            <text:p>32184</text:p>
          </table:table-cell>
          <table:table-cell office:value-type="float" office:value="88">
            <text:p>88</text:p>
          </table:table-cell>
          <table:table-cell office:value-type="float" office:value="1.48">
            <text:p>1.48</text:p>
          </table:table-cell>
          <table:table-cell office:value-type="float" office:value="365.73">
            <text:p>365.73</text:p>
          </table:table-cell>
          <table:table-cell office:value-type="float" office:value="12023.2">
            <text:p>12023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584">
            <text:p>32584</text:p>
          </table:table-cell>
          <table:table-cell office:value-type="float" office:value="88">
            <text:p>88</text:p>
          </table:table-cell>
          <table:table-cell office:value-type="float" office:value="1.47">
            <text:p>1.47</text:p>
          </table:table-cell>
          <table:table-cell office:value-type="float" office:value="370.27">
            <text:p>370.27</text:p>
          </table:table-cell>
          <table:table-cell office:value-type="float" office:value="11985.2">
            <text:p>11985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645.8">
            <text:p>39645.8</text:p>
          </table:table-cell>
          <table:table-cell office:value-type="float" office:value="88">
            <text:p>88</text:p>
          </table:table-cell>
          <table:table-cell office:value-type="float" office:value="1.57">
            <text:p>1.57</text:p>
          </table:table-cell>
          <table:table-cell office:value-type="float" office:value="450.52">
            <text:p>450.52</text:p>
          </table:table-cell>
          <table:table-cell office:value-type="float" office:value="11967.4">
            <text:p>11967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498.8">
            <text:p>39498.8</text:p>
          </table:table-cell>
          <table:table-cell office:value-type="float" office:value="88">
            <text:p>88</text:p>
          </table:table-cell>
          <table:table-cell office:value-type="float" office:value="1.57">
            <text:p>1.57</text:p>
          </table:table-cell>
          <table:table-cell office:value-type="float" office:value="448.85">
            <text:p>448.85</text:p>
          </table:table-cell>
          <table:table-cell office:value-type="float" office:value="13984.4">
            <text:p>1398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9502.8">
            <text:p>29502.8</text:p>
          </table:table-cell>
          <table:table-cell office:value-type="float" office:value="88">
            <text:p>88</text:p>
          </table:table-cell>
          <table:table-cell office:value-type="float" office:value="1.4">
            <text:p>1.4</text:p>
          </table:table-cell>
          <table:table-cell office:value-type="float" office:value="335.26">
            <text:p>335.26</text:p>
          </table:table-cell>
          <table:table-cell office:value-type="float" office:value="13943.4">
            <text:p>13943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052.4">
            <text:p>24052.4</text:p>
          </table:table-cell>
          <table:table-cell office:value-type="float" office:value="88">
            <text:p>88</text:p>
          </table:table-cell>
          <table:table-cell office:value-type="float" office:value="1.32">
            <text:p>1.32</text:p>
          </table:table-cell>
          <table:table-cell office:value-type="float" office:value="273.32">
            <text:p>273.32</text:p>
          </table:table-cell>
          <table:table-cell office:value-type="float" office:value="13903.4">
            <text:p>13903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131.4">
            <text:p>29131.4</text:p>
          </table:table-cell>
          <table:table-cell office:value-type="float" office:value="88">
            <text:p>88</text:p>
          </table:table-cell>
          <table:table-cell office:value-type="float" office:value="1.39">
            <text:p>1.39</text:p>
          </table:table-cell>
          <table:table-cell office:value-type="float" office:value="331.04">
            <text:p>331.04</text:p>
          </table:table-cell>
          <table:table-cell office:value-type="float" office:value="13864.4">
            <text:p>1386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666.2">
            <text:p>21666.2</text:p>
          </table:table-cell>
          <table:table-cell office:value-type="float" office:value="88">
            <text:p>88</text:p>
          </table:table-cell>
          <table:table-cell office:value-type="float" office:value="1.29">
            <text:p>1.29</text:p>
          </table:table-cell>
          <table:table-cell office:value-type="float" office:value="246.21">
            <text:p>246.21</text:p>
          </table:table-cell>
          <table:table-cell office:value-type="float" office:value="19123">
            <text:p>19123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6911.8">
            <text:p>16911.8</text:p>
          </table:table-cell>
          <table:table-cell office:value-type="float" office:value="89">
            <text:p>89</text:p>
          </table:table-cell>
          <table:table-cell office:value-type="float" office:value="1.27">
            <text:p>1.27</text:p>
          </table:table-cell>
          <table:table-cell office:value-type="float" office:value="190.02">
            <text:p>190.02</text:p>
          </table:table-cell>
          <table:table-cell office:value-type="float" office:value="14526.2">
            <text:p>14526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6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3286.8">
            <text:p>23286.8</text:p>
          </table:table-cell>
          <table:table-cell office:value-type="float" office:value="89">
            <text:p>89</text:p>
          </table:table-cell>
          <table:table-cell office:value-type="float" office:value="1.36">
            <text:p>1.36</text:p>
          </table:table-cell>
          <table:table-cell office:value-type="float" office:value="261.65">
            <text:p>261.65</text:p>
          </table:table-cell>
          <table:table-cell office:value-type="float" office:value="13436.2">
            <text:p>13436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18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1166.8">
            <text:p>31166.8</text:p>
          </table:table-cell>
          <table:table-cell office:value-type="float" office:value="88">
            <text:p>88</text:p>
          </table:table-cell>
          <table:table-cell office:value-type="float" office:value="1.48">
            <text:p>1.48</text:p>
          </table:table-cell>
          <table:table-cell office:value-type="float" office:value="354.17">
            <text:p>354.17</text:p>
          </table:table-cell>
          <table:table-cell office:value-type="float" office:value="13160.2">
            <text:p>1316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0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1419.8">
            <text:p>31419.8</text:p>
          </table:table-cell>
          <table:table-cell office:value-type="float" office:value="88">
            <text:p>88</text:p>
          </table:table-cell>
          <table:table-cell office:value-type="float" office:value="1.46">
            <text:p>1.46</text:p>
          </table:table-cell>
          <table:table-cell office:value-type="float" office:value="357.04">
            <text:p>357.04</text:p>
          </table:table-cell>
          <table:table-cell office:value-type="float" office:value="12734.2">
            <text:p>12734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2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343.6">
            <text:p>33343.6</text:p>
          </table:table-cell>
          <table:table-cell office:value-type="float" office:value="88">
            <text:p>88</text:p>
          </table:table-cell>
          <table:table-cell office:value-type="float" office:value="1.49">
            <text:p>1.49</text:p>
          </table:table-cell>
          <table:table-cell office:value-type="float" office:value="378.9">
            <text:p>378.9</text:p>
          </table:table-cell>
          <table:table-cell office:value-type="float" office:value="13816.4">
            <text:p>13816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4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0035">
            <text:p>40035</text:p>
          </table:table-cell>
          <table:table-cell office:value-type="float" office:value="88">
            <text:p>88</text:p>
          </table:table-cell>
          <table:table-cell office:value-type="float" office:value="1.6">
            <text:p>1.6</text:p>
          </table:table-cell>
          <table:table-cell office:value-type="float" office:value="454.94">
            <text:p>454.94</text:p>
          </table:table-cell>
          <table:table-cell office:value-type="float" office:value="13461.4">
            <text:p>13461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6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3355">
            <text:p>43355</text:p>
          </table:table-cell>
          <table:table-cell office:value-type="float" office:value="88">
            <text:p>88</text:p>
          </table:table-cell>
          <table:table-cell office:value-type="float" office:value="1.63">
            <text:p>1.63</text:p>
          </table:table-cell>
          <table:table-cell office:value-type="float" office:value="492.67">
            <text:p>492.67</text:p>
          </table:table-cell>
          <table:table-cell office:value-type="float" office:value="13162.2">
            <text:p>13162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28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258.8">
            <text:p>51258.8</text:p>
          </table:table-cell>
          <table:table-cell office:value-type="float" office:value="88">
            <text:p>88</text:p>
          </table:table-cell>
          <table:table-cell office:value-type="float" office:value="1.74">
            <text:p>1.74</text:p>
          </table:table-cell>
          <table:table-cell office:value-type="float" office:value="582.49">
            <text:p>582.49</text:p>
          </table:table-cell>
          <table:table-cell office:value-type="float" office:value="13144.4">
            <text:p>1314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0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1799.8">
            <text:p>51799.8</text:p>
          </table:table-cell>
          <table:table-cell office:value-type="float" office:value="88">
            <text:p>88</text:p>
          </table:table-cell>
          <table:table-cell office:value-type="float" office:value="1.74">
            <text:p>1.74</text:p>
          </table:table-cell>
          <table:table-cell office:value-type="float" office:value="588.63">
            <text:p>588.63</text:p>
          </table:table-cell>
          <table:table-cell office:value-type="float" office:value="15629.4">
            <text:p>1562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2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1527.8">
            <text:p>41527.8</text:p>
          </table:table-cell>
          <table:table-cell office:value-type="float" office:value="88">
            <text:p>88</text:p>
          </table:table-cell>
          <table:table-cell office:value-type="float" office:value="1.55">
            <text:p>1.55</text:p>
          </table:table-cell>
          <table:table-cell office:value-type="float" office:value="471.91">
            <text:p>471.91</text:p>
          </table:table-cell>
          <table:table-cell office:value-type="float" office:value="16814.4">
            <text:p>1681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4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1981">
            <text:p>31981</text:p>
          </table:table-cell>
          <table:table-cell office:value-type="float" office:value="87">
            <text:p>87</text:p>
          </table:table-cell>
          <table:table-cell office:value-type="float" office:value="1.4">
            <text:p>1.4</text:p>
          </table:table-cell>
          <table:table-cell office:value-type="float" office:value="367.6">
            <text:p>367.6</text:p>
          </table:table-cell>
          <table:table-cell office:value-type="float" office:value="15984.4">
            <text:p>15984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6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630">
            <text:p>37630</text:p>
          </table:table-cell>
          <table:table-cell office:value-type="float" office:value="87">
            <text:p>87</text:p>
          </table:table-cell>
          <table:table-cell office:value-type="float" office:value="1.47">
            <text:p>1.47</text:p>
          </table:table-cell>
          <table:table-cell office:value-type="float" office:value="432.53">
            <text:p>432.53</text:p>
          </table:table-cell>
          <table:table-cell office:value-type="float" office:value="15261.4">
            <text:p>15261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38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3485.8">
            <text:p>23485.8</text:p>
          </table:table-cell>
          <table:table-cell office:value-type="float" office:value="87">
            <text:p>87</text:p>
          </table:table-cell>
          <table:table-cell office:value-type="float" office:value="1.28">
            <text:p>1.28</text:p>
          </table:table-cell>
          <table:table-cell office:value-type="float" office:value="269.95">
            <text:p>269.95</text:p>
          </table:table-cell>
          <table:table-cell office:value-type="float" office:value="24305.4">
            <text:p>24305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8_profit=400 </text:p>
          </table:table-cell>
          <table:table-cell office:value-type="string">
            <text:p>a8_loss=20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8_min_lots_mode=0 </text:p>
          </table:table-cell>
          <table:table-cell office:value-type="string">
            <text:p>a8_continue_loss=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oint.A1:point.O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2022/12/02</text:date>, <text:time>06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2:09:41.75</meta:creation-date>
    <dc:date>2022-12-02T06:57:15.30</dc:date>
    <dc:creator>keigo ninomiya</dc:creator>
    <meta:editing-duration>PT51M14S</meta:editing-duration>
    <meta:editing-cycles>5</meta:editing-cycles>
    <meta:generator>OpenOffice/4.1.13$Win32 OpenOffice.org_project/4113m1$Build-9810</meta:generator>
    <meta:document-statistic meta:table-count="3" meta:cell-count="1498" meta:object-count="0"/>
  </office:meta>
</office:document-meta>
</file>